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2in" loext:contextual-spacing="false"/>
      <style:text-properties style:font-name="FreeSans" fo:font-size="14pt" officeooo:rsid="001fd351" officeooo:paragraph-rsid="001fd351" style:font-size-asian="12.25pt" style:font-size-complex="14pt"/>
    </style:style>
    <style:style style:name="P2" style:family="paragraph" style:parent-style-name="Standard">
      <style:paragraph-properties fo:margin-top="0in" fo:margin-bottom="0.2in" loext:contextual-spacing="false"/>
      <style:text-properties style:font-name="FreeSans" fo:font-size="14pt" officeooo:rsid="0020a1d0" officeooo:paragraph-rsid="0020a1d0" style:font-size-asian="12.25pt" style:font-size-complex="14pt"/>
    </style:style>
    <style:style style:name="P3" style:family="paragraph" style:parent-style-name="Standard">
      <style:paragraph-properties fo:margin-top="0in" fo:margin-bottom="0.2in" loext:contextual-spacing="false"/>
      <style:text-properties style:font-name="FreeSans" fo:font-size="14pt" officeooo:rsid="00223e10" officeooo:paragraph-rsid="00223e10" style:font-size-asian="12.25pt" style:font-size-complex="14pt"/>
    </style:style>
    <style:style style:name="P4" style:family="paragraph" style:parent-style-name="Standard">
      <style:paragraph-properties fo:margin-top="0in" fo:margin-bottom="0.2in" loext:contextual-spacing="false"/>
      <style:text-properties officeooo:paragraph-rsid="00223e10"/>
    </style:style>
    <style:style style:name="P5" style:family="paragraph" style:parent-style-name="Standard">
      <style:paragraph-properties fo:margin-top="0in" fo:margin-bottom="0.2in" loext:contextual-spacing="false"/>
      <style:text-properties officeooo:rsid="00223e10" officeooo:paragraph-rsid="00223e10"/>
    </style:style>
    <style:style style:name="P6" style:family="paragraph" style:parent-style-name="Standard">
      <style:paragraph-properties fo:margin-top="0in" fo:margin-bottom="0.2in" loext:contextual-spacing="false"/>
      <style:text-properties officeooo:rsid="0023c6bc" officeooo:paragraph-rsid="0023c6bc"/>
    </style:style>
    <style:style style:name="P7" style:family="paragraph" style:parent-style-name="Standard">
      <style:paragraph-properties fo:margin-top="0in" fo:margin-bottom="0.2in" loext:contextual-spacing="false"/>
      <style:text-properties officeooo:rsid="0023ff6e" officeooo:paragraph-rsid="0023ff6e"/>
    </style:style>
    <style:style style:name="P8" style:family="paragraph" style:parent-style-name="Standard">
      <style:paragraph-properties fo:margin-top="0in" fo:margin-bottom="0.2in" loext:contextual-spacing="false"/>
      <style:text-properties officeooo:rsid="0024db48" officeooo:paragraph-rsid="0024db48"/>
    </style:style>
    <style:style style:name="P9" style:family="paragraph" style:parent-style-name="Standard">
      <style:paragraph-properties fo:margin-top="0in" fo:margin-bottom="0.2in" loext:contextual-spacing="false"/>
      <style:text-properties officeooo:rsid="0026a623" officeooo:paragraph-rsid="0026a623"/>
    </style:style>
    <style:style style:name="P10" style:family="paragraph" style:parent-style-name="Standard">
      <style:paragraph-properties fo:margin-top="0in" fo:margin-bottom="0.2in" loext:contextual-spacing="false"/>
      <style:text-properties officeooo:rsid="0027116a" officeooo:paragraph-rsid="0027116a"/>
    </style:style>
    <style:style style:name="P11" style:family="paragraph" style:parent-style-name="Standard">
      <style:paragraph-properties fo:margin-top="0in" fo:margin-bottom="0.2in" loext:contextual-spacing="false"/>
      <style:text-properties officeooo:rsid="00272984" officeooo:paragraph-rsid="00272984"/>
    </style:style>
    <style:style style:name="P12" style:family="paragraph" style:parent-style-name="Standard">
      <style:paragraph-properties fo:margin-top="0in" fo:margin-bottom="0.2in" loext:contextual-spacing="false"/>
      <style:text-properties officeooo:rsid="00282021" officeooo:paragraph-rsid="00282021"/>
    </style:style>
    <style:style style:name="P13" style:family="paragraph" style:parent-style-name="Standard">
      <style:paragraph-properties fo:margin-top="0in" fo:margin-bottom="0.2in" loext:contextual-spacing="false"/>
      <style:text-properties officeooo:rsid="00282021" officeooo:paragraph-rsid="003101d6"/>
    </style:style>
    <style:style style:name="P14" style:family="paragraph" style:parent-style-name="Standard">
      <style:paragraph-properties fo:margin-top="0in" fo:margin-bottom="0.2in" loext:contextual-spacing="false"/>
      <style:text-properties officeooo:rsid="00293fb8" officeooo:paragraph-rsid="00293fb8"/>
    </style:style>
    <style:style style:name="P15" style:family="paragraph" style:parent-style-name="Standard">
      <style:paragraph-properties fo:margin-top="0in" fo:margin-bottom="0.2in" loext:contextual-spacing="false"/>
      <style:text-properties officeooo:rsid="002b0b42" officeooo:paragraph-rsid="002b0b42"/>
    </style:style>
    <style:style style:name="P16" style:family="paragraph" style:parent-style-name="Standard">
      <style:paragraph-properties fo:margin-top="0in" fo:margin-bottom="0.2in" loext:contextual-spacing="false"/>
      <style:text-properties officeooo:paragraph-rsid="002b0b42"/>
    </style:style>
    <style:style style:name="P17" style:family="paragraph" style:parent-style-name="Standard">
      <style:paragraph-properties fo:margin-top="0in" fo:margin-bottom="0.2in" loext:contextual-spacing="false"/>
      <style:text-properties officeooo:rsid="002c49ec" officeooo:paragraph-rsid="002c49ec"/>
    </style:style>
    <style:style style:name="P18" style:family="paragraph" style:parent-style-name="Standard">
      <style:paragraph-properties fo:margin-top="0in" fo:margin-bottom="0.2in" loext:contextual-spacing="false"/>
      <style:text-properties officeooo:rsid="002d9996" officeooo:paragraph-rsid="002d9996"/>
    </style:style>
    <style:style style:name="P19" style:family="paragraph" style:parent-style-name="Standard">
      <style:paragraph-properties fo:margin-top="0in" fo:margin-bottom="0.2in" loext:contextual-spacing="false"/>
      <style:text-properties officeooo:rsid="002db5a9" officeooo:paragraph-rsid="002db5a9"/>
    </style:style>
    <style:style style:name="P20" style:family="paragraph" style:parent-style-name="Standard">
      <style:paragraph-properties fo:margin-top="0in" fo:margin-bottom="0.2in" loext:contextual-spacing="false"/>
      <style:text-properties officeooo:rsid="0032a601" officeooo:paragraph-rsid="0032a601"/>
    </style:style>
    <style:style style:name="P21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2db5a9" officeooo:paragraph-rsid="0032a601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margin-top="0in" fo:margin-bottom="0.2in" loext:contextual-spacing="false"/>
      <style:text-properties officeooo:rsid="00335071" officeooo:paragraph-rsid="00335071"/>
    </style:style>
    <style:style style:name="P23" style:family="paragraph" style:parent-style-name="Standard">
      <style:paragraph-properties fo:margin-top="0in" fo:margin-bottom="0.2in" loext:contextual-spacing="false"/>
      <style:text-properties officeooo:rsid="0033cc1a" officeooo:paragraph-rsid="0033cc1a"/>
    </style:style>
    <style:style style:name="P24" style:family="paragraph" style:parent-style-name="Standard">
      <style:paragraph-properties fo:margin-top="0in" fo:margin-bottom="0.2in" loext:contextual-spacing="false"/>
      <style:text-properties officeooo:rsid="0034757a" officeooo:paragraph-rsid="0034757a"/>
    </style:style>
    <style:style style:name="P25" style:family="paragraph" style:parent-style-name="Standard">
      <style:paragraph-properties fo:margin-top="0in" fo:margin-bottom="0.2in" loext:contextual-spacing="false"/>
      <style:text-properties officeooo:rsid="003485da" officeooo:paragraph-rsid="003485da"/>
    </style:style>
    <style:style style:name="P26" style:family="paragraph" style:parent-style-name="Standard">
      <style:paragraph-properties fo:margin-top="0in" fo:margin-bottom="0.2in" loext:contextual-spacing="false"/>
      <style:text-properties officeooo:rsid="003556e4" officeooo:paragraph-rsid="003556e4"/>
    </style:style>
    <style:style style:name="P27" style:family="paragraph" style:parent-style-name="Standard">
      <style:paragraph-properties fo:margin-top="0in" fo:margin-bottom="0.2in" loext:contextual-spacing="false"/>
      <style:text-properties officeooo:rsid="003689c5" officeooo:paragraph-rsid="003689c5"/>
    </style:style>
    <style:style style:name="P28" style:family="paragraph" style:parent-style-name="Standard">
      <style:paragraph-properties fo:margin-top="0in" fo:margin-bottom="0.2in" loext:contextual-spacing="false"/>
      <style:text-properties officeooo:rsid="0038b03b" officeooo:paragraph-rsid="0038b03b"/>
    </style:style>
    <style:style style:name="P29" style:family="paragraph" style:parent-style-name="Standard">
      <style:paragraph-properties fo:margin-top="0in" fo:margin-bottom="0.2in" loext:contextual-spacing="false"/>
      <style:text-properties officeooo:rsid="003a8973" officeooo:paragraph-rsid="003a8973"/>
    </style:style>
    <style:style style:name="P30" style:family="paragraph" style:parent-style-name="Standard">
      <style:paragraph-properties fo:margin-top="0in" fo:margin-bottom="0.2in" loext:contextual-spacing="false"/>
      <style:text-properties officeooo:rsid="003bd977" officeooo:paragraph-rsid="003bd977"/>
    </style:style>
    <style:style style:name="P31" style:family="paragraph" style:parent-style-name="Standard">
      <style:paragraph-properties fo:margin-top="0in" fo:margin-bottom="0.2in" loext:contextual-spacing="false"/>
      <style:text-properties officeooo:rsid="003c67ec" officeooo:paragraph-rsid="003c67ec"/>
    </style:style>
    <style:style style:name="P32" style:family="paragraph" style:parent-style-name="Standard">
      <style:paragraph-properties fo:margin-top="0in" fo:margin-bottom="0.2in" loext:contextual-spacing="false" style:writing-mode="lr-tb"/>
      <style:text-properties officeooo:rsid="0023ff6e" officeooo:paragraph-rsid="0023ff6e"/>
    </style:style>
    <style:style style:name="P33" style:family="paragraph" style:parent-style-name="Standard">
      <style:paragraph-properties fo:margin-top="0in" fo:margin-bottom="0.2in" loext:contextual-spacing="false" style:writing-mode="lr-tb"/>
      <style:text-properties officeooo:rsid="003e0d49" officeooo:paragraph-rsid="003e0d49"/>
    </style:style>
    <style:style style:name="P34" style:family="paragraph" style:parent-style-name="Standard">
      <style:paragraph-properties fo:margin-top="0in" fo:margin-bottom="0.2in" loext:contextual-spacing="false" style:writing-mode="lr-tb"/>
      <style:text-properties officeooo:rsid="003fb209" officeooo:paragraph-rsid="003fb209"/>
    </style:style>
    <style:style style:name="P35" style:family="paragraph" style:parent-style-name="Standard">
      <style:paragraph-properties fo:margin-top="0in" fo:margin-bottom="0.2in" loext:contextual-spacing="false" style:writing-mode="lr-tb"/>
      <style:text-properties officeooo:rsid="0041b76d" officeooo:paragraph-rsid="0041b76d"/>
    </style:style>
    <style:style style:name="P36" style:family="paragraph" style:parent-style-name="Standard">
      <style:paragraph-properties fo:margin-top="0in" fo:margin-bottom="0.2in" loext:contextual-spacing="false" style:writing-mode="lr-tb"/>
      <style:text-properties officeooo:paragraph-rsid="0041b76d"/>
    </style:style>
    <style:style style:name="P37" style:family="paragraph" style:parent-style-name="Standard">
      <style:paragraph-properties fo:margin-top="0in" fo:margin-bottom="0.2in" loext:contextual-spacing="false" style:writing-mode="lr-tb"/>
      <style:text-properties officeooo:rsid="0043dbcd" officeooo:paragraph-rsid="0043dbcd"/>
    </style:style>
    <style:style style:name="P38" style:family="paragraph" style:parent-style-name="Standard">
      <style:paragraph-properties fo:margin-top="0in" fo:margin-bottom="0.2in" loext:contextual-spacing="false" style:writing-mode="lr-tb"/>
      <style:text-properties officeooo:rsid="0044ffd8" officeooo:paragraph-rsid="0044ffd8"/>
    </style:style>
    <style:style style:name="P39" style:family="paragraph" style:parent-style-name="Standard">
      <style:paragraph-properties fo:margin-top="0in" fo:margin-bottom="0.2in" loext:contextual-spacing="false" style:writing-mode="lr-tb"/>
      <style:text-properties officeooo:rsid="00459129" officeooo:paragraph-rsid="00459129"/>
    </style:style>
    <style:style style:name="P40" style:family="paragraph" style:parent-style-name="Standard">
      <style:paragraph-properties fo:margin-top="0in" fo:margin-bottom="0.2in" loext:contextual-spacing="false" style:writing-mode="lr-tb"/>
      <style:text-properties officeooo:rsid="004737d0" officeooo:paragraph-rsid="004737d0"/>
    </style:style>
    <style:style style:name="P41" style:family="paragraph" style:parent-style-name="Standard">
      <style:paragraph-properties fo:margin-top="0in" fo:margin-bottom="0.2in" loext:contextual-spacing="false" style:writing-mode="lr-tb"/>
      <style:text-properties officeooo:paragraph-rsid="004737d0"/>
    </style:style>
    <style:style style:name="P42" style:family="paragraph" style:parent-style-name="Standard">
      <style:paragraph-properties fo:margin-top="0in" fo:margin-bottom="0.2in" loext:contextual-spacing="false" style:writing-mode="lr-tb"/>
      <style:text-properties officeooo:rsid="0048f1da" officeooo:paragraph-rsid="0048f1da"/>
    </style:style>
    <style:style style:name="P43" style:family="paragraph" style:parent-style-name="Title">
      <style:paragraph-properties fo:margin-top="0in" fo:margin-bottom="0.2in" loext:contextual-spacing="false"/>
      <style:text-properties officeooo:paragraph-rsid="001fd351"/>
    </style:style>
    <style:style style:name="T1" style:family="text">
      <style:text-properties fo:font-size="26pt" officeooo:rsid="001fd351" style:font-size-asian="26pt" style:font-size-complex="26pt"/>
    </style:style>
    <style:style style:name="T2" style:family="text">
      <style:text-properties officeooo:rsid="0020a1d0"/>
    </style:style>
    <style:style style:name="T3" style:family="text">
      <style:text-properties style:font-name="FreeSans" fo:font-size="14pt" officeooo:rsid="00223e10" style:font-size-asian="12.25pt" style:font-size-complex="14pt"/>
    </style:style>
    <style:style style:name="T4" style:family="text">
      <style:text-properties style:font-name="FreeSans" fo:font-size="14pt" fo:font-weight="bold" officeooo:rsid="00223e10" style:font-size-asian="12.25pt" style:font-weight-asian="bold" style:font-size-complex="14pt" style:font-weight-complex="bold"/>
    </style:style>
    <style:style style:name="T5" style:family="text">
      <style:text-properties style:font-name="FreeSans" fo:font-size="14pt" fo:font-weight="normal" style:font-size-asian="12.25pt" style:font-weight-asian="normal" style:font-size-complex="14pt" style:font-weight-complex="normal"/>
    </style:style>
    <style:style style:name="T6" style:family="text">
      <style:text-properties style:font-name="FreeSans" fo:font-size="14pt" fo:font-weight="normal" officeooo:rsid="00223e10" style:font-size-asian="12.25pt" style:font-weight-asian="normal" style:font-size-complex="14pt" style:font-weight-complex="normal"/>
    </style:style>
    <style:style style:name="T7" style:family="text">
      <style:text-properties style:font-name="FreeSans" fo:font-size="14pt" fo:font-weight="normal" officeooo:rsid="0026a623" style:font-size-asian="12.25pt" style:font-weight-asian="normal" style:font-size-complex="14pt" style:font-weight-complex="normal"/>
    </style:style>
    <style:style style:name="T8" style:family="text">
      <style:text-properties style:font-name="FreeSans" fo:font-size="14pt" fo:font-weight="normal" officeooo:rsid="004049df" style:font-size-asian="12.25pt" style:font-weight-asian="normal" style:font-size-complex="14pt" style:font-weight-complex="normal"/>
    </style:style>
    <style:style style:name="T9" style:family="text">
      <style:text-properties style:font-name="FreeSans" fo:font-size="14pt" fo:font-weight="normal" officeooo:rsid="003fb209" style:font-size-asian="12.25pt" style:font-weight-asian="normal" style:font-size-complex="14pt" style:font-weight-complex="normal"/>
    </style:style>
    <style:style style:name="T10" style:family="text">
      <style:text-properties style:font-name="FreeSans" fo:font-size="14pt" fo:font-weight="normal" officeooo:rsid="0042e04c" style:font-size-asian="12.25pt" style:font-weight-asian="normal" style:font-size-complex="14pt" style:font-weight-complex="normal"/>
    </style:style>
    <style:style style:name="T11" style:family="text">
      <style:text-properties style:font-name="FreeSans" fo:font-size="14pt" fo:font-weight="normal" officeooo:rsid="0043dbcd" style:font-size-asian="12.25pt" style:font-weight-asian="normal" style:font-size-complex="14pt" style:font-weight-complex="normal"/>
    </style:style>
    <style:style style:name="T12" style:family="text">
      <style:text-properties style:font-name="FreeSans" fo:font-size="14pt" fo:font-weight="normal" officeooo:rsid="0041b76d" style:font-size-asian="12.25pt" style:font-weight-asian="normal" style:font-size-complex="14pt" style:font-weight-complex="normal"/>
    </style:style>
    <style:style style:name="T13" style:family="text">
      <style:text-properties style:font-name="FreeSans" fo:font-size="14pt" fo:font-weight="normal" officeooo:rsid="004737d0" style:font-size-asian="12.25pt" style:font-weight-asian="normal" style:font-size-complex="14pt" style:font-weight-complex="normal"/>
    </style:style>
    <style:style style:name="T14" style:family="text">
      <style:text-properties style:text-position="super 58%" style:font-name="FreeSans" fo:font-size="14pt" fo:font-weight="normal" style:font-size-asian="12.25pt" style:font-weight-asian="normal" style:font-size-complex="14pt" style:font-weight-complex="normal"/>
    </style:style>
    <style:style style:name="T15" style:family="text">
      <style:text-properties style:text-position="0% 100%" style:font-name="FreeSans" fo:font-size="14pt" fo:font-weight="normal" style:font-size-asian="12.25pt" style:font-weight-asian="normal" style:font-size-complex="14pt" style:font-weight-complex="normal"/>
    </style:style>
    <style:style style:name="T16" style:family="text">
      <style:text-properties style:text-position="0% 100%" style:font-name="FreeSans" fo:font-size="14pt" fo:font-weight="normal" officeooo:rsid="0029a985" style:font-size-asian="12.25pt" style:font-weight-asian="normal" style:font-size-complex="14pt" style:font-weight-complex="normal"/>
    </style:style>
    <style:style style:name="T17" style:family="text">
      <style:text-properties style:text-position="0% 100%" style:font-name="FreeSans" fo:font-size="14pt" fo:font-weight="normal" officeooo:rsid="002b0b42" style:font-size-asian="12.25pt" style:font-weight-asian="normal" style:font-size-complex="14pt" style:font-weight-complex="normal"/>
    </style:style>
    <style:style style:name="T18" style:family="text">
      <style:text-properties style:text-position="0% 100%" style:font-name="FreeSans" fo:font-size="14pt" fo:font-weight="normal" officeooo:rsid="003485da" style:font-size-asian="12.25pt" style:font-weight-asian="normal" style:font-size-complex="14pt" style:font-weight-complex="normal"/>
    </style:style>
    <style:style style:name="T19" style:family="text">
      <style:text-properties officeooo:rsid="0032a6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T1">Assad: The Quest For His Heart Script</text:span></text:p>
      <text:p text:style-name="P1"><text:span text:style-name="T2">{Cutscene: Opening}</text:span></text:p>
      <text:p text:style-name="P1">MC: You might be wondering how I got here</text:p>
      <text:p text:style-name="P1">MC: Being married to the president of Syria and <text:span text:style-name="T2">getting tons of publicity because of it</text:span></text:p>
      <text:p text:style-name="P2">MC: Well, I’ll explain.</text:p>
      <text:p text:style-name="P2">MC: This is my story</text:p>
      <text:p text:style-name="P2">[Fades to black, then back to the main character’s face]</text:p>
      <text:p text:style-name="P2">MC: Well, you control the story so what you do might be different from the canon</text:p>
      <text:p text:style-name="P2">[Fades to black again]</text:p>
      <text:p text:style-name="P2">{In-game: Morning 1}</text:p>
      <text:p text:style-name="P3">[Scene: Main Character’s bedroom]</text:p>
      <text:p text:style-name="P3">[Audio: Alarm clock going off]</text:p>
      <text:p text:style-name="P3">[Audio: Alarm clock being slammed]</text:p>
      <text:p text:style-name="P4"><text:span text:style-name="T3">MC: </text:span><text:span text:style-name="T4">Yawns</text:span><text:span text:style-name="T6"> Man… school is starting already?</text:span></text:p>
      <text:p text:style-name="P5"><text:span text:style-name="T5">MC: Just gonna fail most of my classes like last year, I guarantee it</text:span></text:p>
      <text:p text:style-name="P6"><text:span text:style-name="T5">MC: Might as well try, I guess</text:span></text:p>
      <text:p text:style-name="P6"><text:span text:style-name="T5">[Scene: Main Character’s kitchen]</text:span></text:p>
      <text:p text:style-name="P6"><text:span text:style-name="T5">MC: What to have for breakfast…</text:span></text:p>
      <text:p text:style-name="P6"><text:span text:style-name="T5">[MENU:</text:span></text:p>
      <text:p text:style-name="P6"><text:span text:style-name="T5">C1: Something quick</text:span></text:p>
      <text:p text:style-name="P6"><text:span text:style-name="T5">C2: Something that’ll take a while]</text:span></text:p>
      <text:p text:style-name="P6"><text:span text:style-name="T5"/></text:p>
      <text:p text:style-name="P6"><text:soft-page-break/><text:span text:style-name="T5">{In-game: Quickly getting ready (M1-C1)}</text:span></text:p>
      <text:p text:style-name="P7"><text:span text:style-name="T5">MC: Alright, the only quick breakfast I have is some cereal. I’ll have some</text:span></text:p>
      <text:p text:style-name="P7"><text:span text:style-name="T5">I had some cereal. It tasted… off</text:span></text:p>
      <text:p text:style-name="P8"><text:span text:style-name="T5">MC: What’s expired? The cereal or the milk?</text:span></text:p>
      <text:p text:style-name="P8"><text:span text:style-name="T5">I check the milk’s expiration date. It read </text:span><text:span text:style-name="T7">MAR 15 2006</text:span></text:p>
      <text:p text:style-name="P9"><text:span text:style-name="T5">Today was August 25th…</text:span><text:span text:style-name="T15"> 2019</text:span></text:p>
      <text:p text:style-name="P9"><text:span text:style-name="T15">MC: Oh what the fu-</text:span></text:p>
      <text:p text:style-name="P9"><text:span text:style-name="T15">I gagged</text:span></text:p>
      <text:p text:style-name="P9"><text:span text:style-name="T15">MC: When was the last time I went shopping?</text:span></text:p>
      <text:p text:style-name="P9"><text:span text:style-name="T15">I suddenly really nauseous</text:span></text:p>
      <text:p text:style-name="P9"><text:span text:style-name="T15">MC: Oh god…</text:span></text:p>
      <text:p text:style-name="P9"><text:span text:style-name="T15">I rushed to the bathroom and threw up</text:span></text:p>
      <text:p text:style-name="P10"><text:span text:style-name="T15">MC: Yeah… I’m gonna stay home today</text:span></text:p>
      <text:p text:style-name="P10"><text:span text:style-name="T15">{In-game: Staying home (M1-C2)}</text:span></text:p>
      <text:p text:style-name="P11"><text:span text:style-name="T15">[Scene: Main Character’s bedroom]</text:span></text:p>
      <text:p text:style-name="P12"><text:span text:style-name="T15">I called the school to tell them I got sick and would be staying home</text:span></text:p>
      <text:p text:style-name="P14"><text:span text:style-name="T15">They tried to convince me to go, it was the first day after all</text:span></text:p>
      <text:p text:style-name="P14"><text:span text:style-name="T15">Unless they just really wanted money…</text:span></text:p>
      <text:p text:style-name="P14"><text:span text:style-name="T15">Probably that </text:span><text:span text:style-name="T16">to be honest</text:span></text:p>
      <text:p text:style-name="P15"><text:span text:style-name="T16">M</text:span><text:span text:style-name="T15">C: Time to do whatever it is people do when they’re not at school</text:span></text:p>
      <text:p text:style-name="P15"><text:span text:style-name="T15">MC: I do have the internet and perfectly fine fingers…</text:span></text:p>
      <text:p text:style-name="P17"><text:span text:style-name="T15">[Fade to black]</text:span></text:p>
      <text:p text:style-name="P15"><text:span text:style-name="T15">A few hours later</text:span></text:p>
      <text:p text:style-name="P18"><text:soft-page-break/><text:span text:style-name="T15">[Scene: Main Character’s bedroom]</text:span></text:p>
      <text:p text:style-name="P16"><text:span text:style-name="T17">MC: Didn’t think I last that long but now I gotta clean the sheets</text:span></text:p>
      <text:p text:style-name="P17"><text:span text:style-name="T17">T</text:span><text:span text:style-name="T15">he doorbell rings</text:span></text:p>
      <text:p text:style-name="P17"><text:span text:style-name="T15">MC: Dammit… at a time like this?</text:span></text:p>
      <text:p text:style-name="P18"><text:span text:style-name="T15">I walk over to the door to see who’s there</text:span></text:p>
      <text:p text:style-name="P18"><text:span text:style-name="T15">[Scene: The front door]</text:span></text:p>
      <text:p text:style-name="P18"><text:span text:style-name="T15">I open the door</text:span></text:p>
      <text:p text:style-name="P18"><text:span text:style-name="T15">MC: What do you want?</text:span></text:p>
      <text:p text:style-name="P18"><text:span text:style-name="T15">BA: I came-</text:span></text:p>
      <text:p text:style-name="P18"><text:span text:style-name="T15">MC: So did I</text:span></text:p>
      <text:p text:style-name="P18"><text:span text:style-name="T15">BA: Uh… alright then… well, here’s the assignments because you weren’t here today</text:span></text:p>
      <text:p text:style-name="P18"><text:span text:style-name="T15">He hands me the assignments</text:span></text:p>
      <text:p text:style-name="P19"><text:span text:style-name="T15">MC: Thanks, I’m sure I’ll procrastinate until the minute they’re due</text:span></text:p>
      <text:p text:style-name="P21">I <text:span text:style-name="T19">take a look at the assignments given</text:span></text:p>
      <text:p text:style-name="P20"><text:span text:style-name="T15">MC: Wait, it’s the first day of school… why are there…?</text:span></text:p>
      <text:p text:style-name="P22"><text:span text:style-name="T15">I read the paper on top</text:span></text:p>
      <text:p text:style-name="P22"><text:span text:style-name="T15">Is it a… love letter?</text:span></text:p>
      <text:p text:style-name="P23"><text:span text:style-name="T15">MC: What’s this?</text:span></text:p>
      <text:p text:style-name="P24"><text:span text:style-name="T15">BA: Oh that… uh…</text:span></text:p>
      <text:p text:style-name="P24"><text:span text:style-name="T15">He suddenly took them out of my hands</text:span></text:p>
      <text:p text:style-name="P24"><text:span text:style-name="T15">BA: That was meant for someone else!</text:span></text:p>
      <text:p text:style-name="P24"><text:span text:style-name="T15">MC: Then why did you come to my house?</text:span></text:p>
      <text:p text:style-name="P24"><text:soft-page-break/><text:span text:style-name="T15">BA: I… </text:span><text:span text:style-name="T18">uh…</text:span></text:p>
      <text:p text:style-name="P25"><text:span text:style-name="T15">BA: How rude of myself, I didn’t introduce myself!</text:span></text:p>
      <text:p text:style-name="P25"><text:span text:style-name="T15">BA: I apologize… my name is Bashar al-Assad, but you can just call me Assad</text:span></text:p>
      <text:p text:style-name="P26"><text:span text:style-name="T15">Trying to change the subject, huh?</text:span></text:p>
      <text:p text:style-name="P27"><text:span text:style-name="T15">MC: My name is [mcname]</text:span></text:p>
      <text:p text:style-name="P28"><text:span text:style-name="T15">BA: That’s, um… that’s a nice name</text:span></text:p>
      <text:p text:style-name="P29"><text:span text:style-name="T15">MC: Yeah, you think so?</text:span></text:p>
      <text:p text:style-name="P29"><text:span text:style-name="T15">BA: Yes, I do</text:span></text:p>
      <text:p text:style-name="P29"><text:span text:style-name="T15">BA: Well… I gotta leave… see you at school tomorrow! Hopefully</text:span></text:p>
      <text:p text:style-name="P30"><text:span text:style-name="T15">And he ran off in a hurry, probably embarrassed</text:span></text:p>
      <text:p text:style-name="P31"><text:span text:style-name="T15">MC: What a strange dude…</text:span></text:p>
      <text:p text:style-name="P13"><text:span text:style-name="T15"/></text:p>
      <text:p text:style-name="P6"><text:span text:style-name="T5">{In-game: Taking some time (M1-C2)}</text:span></text:p>
      <text:p text:style-name="P6"><text:span text:style-name="T5"/></text:p>
      <text:p text:style-name="P32"><text:span text:style-name="T5">MC: Eh, screw it. I’ll make something that’ll take some time</text:span></text:p>
      <text:p text:style-name="P33"><text:span text:style-name="T5">I looked around my house for something that’ll take a while to make</text:span></text:p>
      <text:p text:style-name="P33"><text:span text:style-name="T5">MC: Absolutely nothing! I’ll just have </text:span><text:span text:style-name="T8">something quick</text:span></text:p>
      <text:p text:style-name="P34"><text:span text:style-name="T5">{Go to Getting Ready Quickly}</text:span></text:p>
      <text:p text:style-name="P35"><text:span text:style-name="T9"/></text:p>
      <text:p text:style-name="P36"><text:span text:style-name="T12">{In-game: </text:span><text:span text:style-name="T10">H</text:span><text:span text:style-name="T11">e dropped something}</text:span></text:p>
      <text:p text:style-name="P36"><text:span text:style-name="T11"/></text:p>
      <text:p text:style-name="P37"><text:span text:style-name="T5">I noticed a piece of paper on the floor</text:span></text:p>
      <text:p text:style-name="P37"><text:span text:style-name="T5">MC: Hm? Did he drop something?</text:span></text:p>
      <text:p text:style-name="P37"><text:soft-page-break/><text:span text:style-name="T5">I pick it up to see what it is</text:span></text:p>
      <text:p text:style-name="P38"><text:span text:style-name="T5">MC: Is that… my address? And my phone number?</text:span></text:p>
      <text:p text:style-name="P39"><text:span text:style-name="T5">MC: How did he…</text:span></text:p>
      <text:p text:style-name="P41"><text:span text:style-name="T13">MC: He must know some people or is a crazy stalker</text:span></text:p>
      <text:p text:style-name="P40"><text:span text:style-name="T5">MC: Probably a stalker</text:span></text:p>
      <text:p text:style-name="P42"><text:span text:style-name="T5">{In-game: Evening 1}</text:span></text:p>
      <text:p text:style-name="P42"><text:span text:style-name="T5">[Scene: Main Character’s bedroom]</text:span></text:p>
      <text:p text:style-name="P42"><text:span text:style-name="T5">MC: Alright… sheets cleaned and I’m definitely sleeping with an eye open tonigh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25T17:48:13.767792856</meta:creation-date>
    <meta:generator>LibreOffice/6.3.4.2$Linux_X86_64 LibreOffice_project/30$Build-2</meta:generator>
    <dc:date>2019-12-25T18:45:54.494609517</dc:date>
    <meta:editing-duration>PT57M26S</meta:editing-duration>
    <meta:editing-cycles>42</meta:editing-cycles>
    <meta:document-statistic meta:table-count="0" meta:image-count="0" meta:object-count="0" meta:page-count="5" meta:paragraph-count="93" meta:word-count="650" meta:character-count="3394" meta:non-whitespace-character-count="2837"/>
  </office:meta>
</office:document-meta>
</file>